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</style:style>
    <style:style style:name="P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1in" fo:margin-right="0in" fo:margin-top="0in" fo:margin-bottom="0in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8" style:family="paragraph" style:parent-style-name="Standard">
      <style:paragraph-properties fo:margin-left="0.5in" fo:margin-right="0in" fo:margin-top="0in" fo:margin-bottom="0in" fo:line-height="100%" fo:text-indent="0.5in" style:auto-text-indent="false"/>
      <style:text-properties style:font-name="Courier New" style:font-name-complex="Courier New1"/>
    </style:style>
    <style:style style:name="P9" style:family="paragraph" style:parent-style-name="Standard">
      <style:paragraph-properties fo:margin-top="0in" fo:margin-bottom="0.0693in"/>
    </style:style>
    <style:style style:name="P10" style:family="paragraph" style:parent-style-name="Standard">
      <style:paragraph-properties fo:margin-top="0in" fo:margin-bottom="0.0693in" fo:line-height="100%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T3" style:family="text">
      <style:text-properties style:font-name="Courier New" fo:font-weight="bold" style:font-weight-asian="bold" style:font-name-complex="Courier New1"/>
    </style:style>
    <style:style style:name="T4" style:family="text">
      <style:text-properties style:font-name="Courier New" fo:language="en" fo:country="US" fo:font-weight="bold" style:font-weight-asian="bold" style:font-name-complex="Courier New1"/>
    </style:style>
    <style:style style:name="T5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QBSOLV(1) <text:s text:c="17"/>User Commands <text:s text:c="20"/>QBSOLV(1)</text:span></text:p>
      <text:p text:style-name="Standard"><text:span text:style-name="T2">NAME</text:span></text:p>
      <text:p text:style-name="P1"><text:span text:style-name="T3">qbsolv</text:span><text:span text:style-name="T1"> – minimize the objective function represented by a QUBO </text:span></text:p>
      <text:p text:style-name="Standard"><text:span text:style-name="T2">SYNOPSIS</text:span></text:p>
      <text:p text:style-name="P2"><text:span text:style-name="T3">qbsolv </text:span><text:span text:style-name="T4">-i &lt;input_file.qubo&gt; [-o &lt;output_file&gt; [-w]] [-m] [-T &lt;target_value</text:span><text:span text:style-name="T5">&gt;</text:span><text:span text:style-name="T4">] [-t &lt;num_seconds&gt;] [-n &lt;num_repeats&gt;] [-S &lt;subproblem_size&gt;] [-v &lt;verbosity_level&gt;] [-q] [-V] [-h]</text:span></text:p>
      <text:p text:style-name="Standard"><text:span text:style-name="T2">DESCRIPTION</text:span></text:p>
      <text:p text:style-name="P1"><text:span text:style-name="T3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3">qbsolv</text:span><text:span text:style-name="T1"> typically executes in a hybrid fashion on a classical CPU and a quantum processing unit (QPU).</text:span></text:p>
      <text:p text:style-name="P1"><text:span text:style-name="T1">The problem must be in the QUBO(5) file format and is not limited to the size (number of variables), connectivity pattern, or numerical precision of the D-Wave system on which it will be executed.</text:span></text:p>
      <text:p text:style-name="Standard"><text:span text:style-name="T2">OPTIONS</text:span></text:p>
      <text:p text:style-name="P3"><text:span text:style-name="T3">-i &lt;input_file.qubo&gt;</text:span></text:p>
      <text:p text:style-name="P5"><text:span text:style-name="T1">Name of the file (relative or absolute pathname) containing the input QUBO. <text:s/>The “.qubo” extension is by convention. <text:s/></text:span></text:p>
      <text:p text:style-name="P4"><text:span text:style-name="T3">-o &lt;output_file&gt;</text:span></text:p>
      <text:p text:style-name="P5"><text:span text:style-name="T1">Optional. <text:s/>Name of the file (relative or absolute pathname) to which qbsolv will write results. <text:s/>If no file is specified, results are written to standard output.</text:span></text:p>
      <text:p text:style-name="P7"><text:span text:style-name="T3">-w</text:span></text:p>
      <text:p text:style-name="P5"><text:span text:style-name="T1">Optional, in which case </text:span><text:span text:style-name="T3">-o</text:span><text:span text:style-name="T1"> must also be specified. Prints the input QUBO matrix and the output result in .csv format to</text:span><text:span text:style-name="T3"> </text:span><text:span text:style-name="T1">the specified output file.</text:span></text:p>
      <text:p text:style-name="P4"><text:span text:style-name="T3">-m</text:span></text:p>
      <text:p text:style-name="P5"><text:span text:style-name="T1">Optional. <text:s/>Specifies that </text:span><text:span text:style-name="T3">qbsolv</text:span><text:span text:style-name="T1"> is to return the maximum value of the objective function instead of the minimum (default).</text:span></text:p>
      <text:p text:style-name="P4"><text:span text:style-name="T3">-T &lt;target_value&gt;</text:span></text:p>
      <text:p text:style-name="P5"><text:soft-page-break/><text:span text:style-name="T1">Optional. Target value of the objective function, expressed as an integer or floating-point number. <text:s/>When target value is reached, </text:span><text:span text:style-name="T3">qbsolv</text:span><text:span text:style-name="T1"> stops the optimization process. <text:s/>Usually beneficial to specify only when the optimal value of the objective function has been analytically derived.</text:span></text:p>
      <text:p text:style-name="P4"><text:span text:style-name="T3">-t &lt;num_seconds&gt;</text:span></text:p>
      <text:p text:style-name="P6"><text:span text:style-name="T1">Optional. <text:s/>Number of seconds of elapsed CPU time consumed by the classically executing portion of </text:span><text:span text:style-name="T3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3">–T</text:span><text:span text:style-name="T1"> or </text:span><text:span text:style-name="T3">–n</text:span><text:span text:style-name="T1"> are also specified, those limits may (depending on their values) stop </text:span><text:span text:style-name="T3">qbsolv</text:span><text:span text:style-name="T1"> execution before the timeout is reached. The default value is 2,592,000.0 seconds (30 days).</text:span></text:p>
      <text:p text:style-name="P8"/>
      <text:p text:style-name="P4"><text:span text:style-name="T3">-n &lt;num_repeats&gt;</text:span></text:p>
      <text:p text:style-name="P5"><text:span text:style-name="T1">Optional. <text:s/>Number of times that </text:span><text:span text:style-name="T3">qbsolv</text:span><text:span text:style-name="T1"> is to repeat the main loop of the algorithm after a new optimal value is found. <text:s/>This value must be a positive integer. The default value is 40.</text:span></text:p>
      <text:p text:style-name="P3"><text:span text:style-name="T3">-S &lt;subproblem_size&gt;</text:span></text:p>
      <text:p text:style-name="P5"><text:span text:style-name="T1">Optional. Size of the subproblems into which </text:span><text:span text:style-name="T3">qbsolv</text:span><text:span text:style-name="T1"> is to decompose the QUBO. <text:s/>Use </text:span><text:span text:style-name="T3">0</text:span><text:span text:style-name="T1"> to allow qbsolv to use the most effective size for the target D-Wave system. The default value is 45. Any value greater than zero causes </text:span><text:span text:style-name="T3">qbsolv</text:span><text:span text:style-name="T1"> to use its internal classical tabu solver instead of the D-Wave system.</text:span></text:p>
      <text:p text:style-name="P7"><text:span text:style-name="T3">-v &lt;verbosity_level&gt;</text:span></text:p>
      <text:p text:style-name="P5"><text:span text:style-name="T1">Optional. <text:s/>Level of verbosity of the output. Values are as follows:<text:line-break/>- </text:span><text:span text:style-name="T3">0</text:span><text:span text:style-name="T1"> (default) outputs the number of bits in the solution, the solution itself, and the energy of the solution. <text:s/><text:line-break/>- </text:span><text:span text:style-name="T3">1</text:span><text:span text:style-name="T1"> outputs the same information as above for multiple solutions, if found. <text:line-break/>- </text:span><text:span text:style-name="T3">2</text:span><text:span text:style-name="T1"> outputs more detailed information at each step of the algorithm. <text:s/></text:span></text:p>
      <text:p text:style-name="P7"><text:span text:style-name="T3">-q</text:span></text:p>
      <text:p text:style-name="P6"><text:span text:style-name="T1">Optional. Prints the format of an arbitrary QUBO file and exits without running the program. </text:span></text:p>
      <text:p text:style-name="P8"/>
      <text:p text:style-name="P7"><text:span text:style-name="T3">-V</text:span></text:p>
      <text:p text:style-name="P5"><text:span text:style-name="T1">Optional. <text:s/>Prints the version number of the </text:span><text:span text:style-name="T3">qbsolv</text:span><text:span text:style-name="T1"> program and exits without running the program.</text:span></text:p>
      <text:p text:style-name="P7"><text:soft-page-break/><text:span text:style-name="T3">-h</text:span></text:p>
      <text:p text:style-name="P5"><text:span text:style-name="T1">Optional. Prints the help message for </text:span><text:span text:style-name="T3">qbsolv</text:span><text:span text:style-name="T1"> and exits without running the program.</text:span></text:p>
      <text:p text:style-name="P10"><text:span text:style-name="T2">BUGS</text:span>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0"><text:span text:style-name="T2">COPYRIGHT</text:span></text:p>
      <text:p text:style-name="P1"><text:span text:style-name="T1">© 2016 D-Wave Systems Inc.</text:span></text:p>
      <text:p text:style-name="P9"><text:span text:style-name="T2">SEE ALSO</text:span></text:p>
      <text:p text:style-name="P1"><text:bookmark-start text:name="_GoBack"/><text:span text:style-name="T3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ahl</meta:initial-creator>
    <dc:creator>Steve Reinhardt</dc:creator>
    <meta:editing-cycles>37</meta:editing-cycles>
    <meta:print-date>2016-11-08T15:44:00</meta:print-date>
    <meta:creation-date>2016-01-14T19:48:00</meta:creation-date>
    <dc:date>2016-11-09T23:27:00</dc:date>
    <meta:editing-duration>PT8M15S</meta:editing-duration>
    <meta:generator>OpenOffice/4.1.2$Unix OpenOffice.org_project/412m3$Build-9782</meta:generator>
    <meta:document-statistic meta:table-count="0" meta:image-count="0" meta:object-count="0" meta:page-count="3" meta:paragraph-count="39" meta:word-count="561" meta:character-count="35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